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89a0" officeooo:paragraph-rsid="00030ba0"/>
    </style:style>
    <style:style style:name="P2" style:family="paragraph" style:parent-style-name="Standard">
      <style:text-properties officeooo:rsid="000089a0" officeooo:paragraph-rsid="00032290"/>
    </style:style>
    <style:style style:name="P3" style:family="paragraph" style:parent-style-name="Standard">
      <style:text-properties officeooo:rsid="00032290" officeooo:paragraph-rsid="00032290"/>
    </style:style>
    <style:style style:name="P4" style:family="paragraph" style:parent-style-name="Standard">
      <style:text-properties officeooo:rsid="00032290" officeooo:paragraph-rsid="0005124e"/>
    </style:style>
    <style:style style:name="P5" style:family="paragraph" style:parent-style-name="Standard">
      <style:text-properties officeooo:rsid="0005124e" officeooo:paragraph-rsid="0005124e"/>
    </style:style>
    <style:style style:name="P6" style:family="paragraph" style:parent-style-name="Standard">
      <style:text-properties officeooo:rsid="0005c645" officeooo:paragraph-rsid="0005c645"/>
    </style:style>
    <style:style style:name="P7" style:family="paragraph" style:parent-style-name="Standard">
      <style:text-properties fo:font-style="italic" fo:font-weight="bold" officeooo:rsid="000ebab2" officeooo:paragraph-rsid="000ebab2" style:font-style-asian="italic" style:font-weight-asian="bold" style:font-style-complex="italic" style:font-weight-complex="bold"/>
    </style:style>
    <style:style style:name="P8" style:family="paragraph" style:parent-style-name="Standard">
      <style:text-properties fo:font-style="italic" officeooo:rsid="000ebab2" officeooo:paragraph-rsid="000ebab2" style:font-style-asian="italic" style:font-style-complex="italic"/>
    </style:style>
    <style:style style:name="P9" style:family="paragraph" style:parent-style-name="Standard">
      <style:text-properties fo:font-style="normal" officeooo:rsid="000ebab2" officeooo:paragraph-rsid="000ebab2" style:font-style-asian="normal" style:font-style-complex="normal"/>
    </style:style>
    <style:style style:name="P10" style:family="paragraph" style:parent-style-name="Standard">
      <style:text-properties officeooo:rsid="00076d30" officeooo:paragraph-rsid="00076d30"/>
    </style:style>
    <style:style style:name="P11" style:family="paragraph" style:parent-style-name="Standard">
      <style:text-properties officeooo:rsid="0008d1e4" officeooo:paragraph-rsid="0008d1e4"/>
    </style:style>
    <style:style style:name="P12" style:family="paragraph" style:parent-style-name="Standard">
      <style:text-properties officeooo:rsid="0008d713" officeooo:paragraph-rsid="0008d713"/>
    </style:style>
    <style:style style:name="P13" style:family="paragraph" style:parent-style-name="Standard">
      <style:text-properties officeooo:rsid="00098ea9" officeooo:paragraph-rsid="00098ea9"/>
    </style:style>
    <style:style style:name="P14" style:family="paragraph" style:parent-style-name="Standard">
      <style:text-properties officeooo:rsid="00098ea9" officeooo:paragraph-rsid="000abdfc"/>
    </style:style>
    <style:style style:name="P15" style:family="paragraph" style:parent-style-name="Standard">
      <style:text-properties officeooo:rsid="000abdfc" officeooo:paragraph-rsid="000abdfc"/>
    </style:style>
    <style:style style:name="P16" style:family="paragraph" style:parent-style-name="Standard">
      <style:text-properties officeooo:rsid="000c5b24" officeooo:paragraph-rsid="000c5b24"/>
    </style:style>
    <style:style style:name="T1" style:family="text">
      <style:text-properties fo:font-size="15pt" fo:font-style="italic" fo:font-weight="bold" officeooo:rsid="00061531" style:font-size-asian="15pt" style:font-style-asian="italic" style:font-weight-asian="bold" style:font-size-complex="15pt" style:font-style-complex="italic" style:font-weight-complex="bold"/>
    </style:style>
    <style:style style:name="T2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3" style:family="text">
      <style:text-properties officeooo:rsid="00030ba0"/>
    </style:style>
    <style:style style:name="T4" style:family="text">
      <style:text-properties officeooo:rsid="00032290"/>
    </style:style>
    <style:style style:name="T5" style:family="text">
      <style:text-properties officeooo:rsid="0001461f"/>
    </style:style>
    <style:style style:name="T6" style:family="text">
      <style:text-properties officeooo:rsid="0004d42b"/>
    </style:style>
    <style:style style:name="T7" style:family="text">
      <style:text-properties officeooo:rsid="0005124e"/>
    </style:style>
    <style:style style:name="T8" style:family="text">
      <style:text-properties officeooo:rsid="0005c645"/>
    </style:style>
    <style:style style:name="T9" style:family="text">
      <style:text-properties officeooo:rsid="00061531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color="#7f00fe" loext:opacity="100%" fo:font-style="italic" fo:font-weight="bold" officeooo:rsid="0008d1e4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08d1e4" style:font-style-asian="italic" style:font-weight-asian="bold" style:font-style-complex="italic" style:font-weight-complex="bold"/>
    </style:style>
    <style:style style:name="T13" style:family="text">
      <style:text-properties style:font-name="Liberation Serif" fo:font-style="normal" fo:font-weight="normal" officeooo:rsid="0008d1e4" style:font-style-asian="normal" style:font-weight-asian="normal" style:font-style-complex="normal" style:font-weight-complex="normal"/>
    </style:style>
    <style:style style:name="T14" style:family="text">
      <style:text-properties fo:color="#ff00ff" loext:opacity="100%" style:font-name="Liberation Serif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style:font-name="Liberation Serif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color="#7f00fe" loext:opacity="100%"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officeooo:rsid="0008d713"/>
    </style:style>
    <style:style style:name="T18" style:family="text">
      <style:text-properties fo:color="#ff0000" loext:opacity="100%"/>
    </style:style>
    <style:style style:name="T19" style:family="text">
      <style:text-properties fo:color="#130026" loext:opacity="100%"/>
    </style:style>
    <style:style style:name="T20" style:family="text">
      <style:text-properties fo:color="#ff0000" loext:opacity="100%" officeooo:rsid="000abdfc"/>
    </style:style>
    <style:style style:name="T21" style:family="text">
      <style:text-properties officeooo:rsid="000abdfc"/>
    </style:style>
    <style:style style:name="T22" style:family="text">
      <style:text-properties fo:color="#7f00fe" loext:opacity="100%" fo:font-style="italic" fo:font-weight="bold" officeooo:rsid="000abdfc" style:font-style-asian="italic" style:font-weight-asian="bold" style:font-style-complex="italic" style:font-weight-complex="bold"/>
    </style:style>
    <style:style style:name="T23" style:family="text">
      <style:text-properties officeooo:rsid="000c5b24"/>
    </style:style>
    <style:style style:name="T24" style:family="text">
      <style:text-properties fo:color="#ff0000" loext:opacity="100%" officeooo:rsid="000c5b2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text:span text:style-name="T1">C</text:span><text:span text:style-name="T2">osa vuol dire Null Session</text:span>:</text:p>
      <text:p text:style-name="P1"/>
      <text:p text:style-name="P1">La null session si verifica quando si accede a un sistema senza nome utente o nome password. <text:span text:style-name="T3">Le null session netbios sono una vulnerabilità riscontrata nel Common Internet File System (CIFS) o SMB, a secondo del sistema operativo.</text:span></text:p>
      <text:p text:style-name="P1"/>
      <text:p text:style-name="P2"><text:span text:style-name="T3">Microsoft windows utilizza SMB, mentre i sistemi Unix / </text:span><text:span text:style-name="T4">Linux utilizzano CIFS.</text:span></text:p>
      <text:p text:style-name="P2"><text:span text:style-name="T4">Q</text:span>uesta vulnerabilità <text:s/>si può <text:span text:style-name="T5">sfruttare da remoto.</text:span></text:p>
      <text:p text:style-name="P2"/>
      <text:p text:style-name="P3">Una volta che un attacante ha efettuato una connessione Netbios utilizando una NULL SESSION a un sistema, <text:span text:style-name="T6">può ottenere delle informazione, ad esempio: </text:span></text:p>
      <text:p text:style-name="P3"/>
      <text:p text:style-name="P3">- <text:span text:style-name="T7">Elenco completo di nomi utenti di un sistema.</text:span></text:p>
      <text:p text:style-name="P3"/>
      <text:p text:style-name="P4">- <text:span text:style-name="T7">Gruppi di un sistema.</text:span></text:p>
      <text:p text:style-name="P4"/>
      <text:p text:style-name="P4">- <text:span text:style-name="T7">Processi in esecuzioni.</text:span></text:p>
      <text:p text:style-name="P4"/>
      <text:p text:style-name="P4">- <text:span text:style-name="T7">Programmi aperti e altro ancora.</text:span></text:p>
      <text:p text:style-name="P4"/>
      <text:p text:style-name="P5">Un metodo per collegare un NetBIOS <text:s/>NULL SESSION <text:span text:style-name="T8">a una share di windows è quello di utilizare la condivisione nascosta Inter-Process Comunication (IPC$) . Questa condivisione nascosta <text:s/>è accssibile tramite il comando NET USE</text:span></text:p>
      <text:p text:style-name="P5"/>
      <text:p text:style-name="P6">Una volta completato con sucesso il comando NET USE , l’attaccante <text:span text:style-name="T9">ha a dispsizione un canale attraverso il quale utilizzare altri atrumenti e <text:s/>tecniche de hacking.</text:span></text:p>
      <text:p text:style-name="P6"/>
      <text:p text:style-name="P7">I SISTEMI VULNERABILE ALLA Null Session</text:p>
      <text:p text:style-name="P8"/>
      <text:p text:style-name="P9">La vulnerabilità Null Session colpisce i sistemi operativi Windows NT, Windows 2000, Windows XP e Windows Server 2003. Tuttavia, è importante notare che è stata risolta in versioni successive dei sistemi operativi Windows e che molti amministratori di sistema di Windows hanno adottato misure di sicurezza per mitigare questa vulnerabilità.</text:p>
      <text:p text:style-name="P6"/>
      <text:p text:style-name="P4"/>
      <text:p text:style-name="P10"><text:span text:style-name="T10">PER MITIGARE QUESTA VULNERABILITA E’ POSIBILE ADOTTARE I SIGUETI METODI:</text:span></text:p>
      <text:p text:style-name="P10"><text:span text:style-name="T10"/></text:p>
      <text:p text:style-name="P10"><text:span text:style-name="T10">1- </text:span><text:span text:style-name="T11">Disabilitare la cnìondivisione file e stampante su windows</text:span><text:span text:style-name="T12">: </text:span><text:span text:style-name="T13">elimina completamente la condivisione su tutti i conputer e server della rete.</text:span></text:p>
      <text:p text:style-name="P11"><text:span text:style-name="T14">Estirpo il prtblema alla radice, ma le azienda utilizano la condivisione dei file e non è un ottima souzione</text:span><text:span text:style-name="T15">. </text:span></text:p>
      <text:p text:style-name="P4"><text:s/></text:p>
      <text:p text:style-name="P11">2- <text:span text:style-name="T16">Disattivare il supporto per <text:s/>NetBIOS su TCP/IP</text:span>: questo riduce <text:span text:style-name="T17">il numero di porte sul sistema <text:s/>e rimuove il supporto per il protocollo NerBIOS che è vilnerabile alla null session.</text:span></text:p>
      <text:p text:style-name="P11"/>
      <text:p text:style-name="P12">3- <text:s/><text:span text:style-name="T16">Utilizzare il filtro del trafico di rete</text:span>: i firewall bloccano i tentarivi di connessione remota non autorizarti e filtrano le connessione in ingresso sulla base delle porte che tentano di utilizare. <text:span text:style-name="T18">Il monitoraggion di rete è una delle pratiche di sicurezza sempre raccomandate</text:span><text:span text:style-name="T19">.</text:span></text:p>
      <text:p text:style-name="P12"><text:span text:style-name="T19"/></text:p>
      <text:p text:style-name="P13"><text:soft-page-break/><text:span text:style-name="T19">4- </text:span><text:span text:style-name="T16">Disattivare l’accout Guest</text:span><text:span text:style-name="T19">: l’accout guest consente l’accesso alle risorse della rete senza richiedere alcuna credenziale. Disabilitare l’account guest può limitare l’accesso di utenti non sutorizzari. </text:span><text:span text:style-name="T18">Certamente un’ottima soluzione, da applicare in ogni caso</text:span><text:span text:style-name="T19">.</text:span></text:p>
      <text:p text:style-name="P4"/>
      <text:p text:style-name="P14">5- <text:span text:style-name="T16">Aggiornare il sistema operarivo</text:span>: Microsoft rilascia rigolarmente gli aggiornamenti di sicurezza per il sistema operativo windows. Asicurarsi di aver installato l’ultimo aggiornamento di sicurezza per mitigare i rischi di vulnerabilità. <text:span text:style-name="T18">Con un pach </text:span><text:span text:style-name="T20">l’effort per l’azienda è basso. Passare ad un sistema operarivo più moderno è oneroso a livello di configurazione e richieste hardware</text:span><text:span text:style-name="T21">.</text:span></text:p>
      <text:p text:style-name="P14"/>
      <text:p text:style-name="P14"><text:span text:style-name="T21">6- </text:span><text:span text:style-name="T22">Configurare le autorizzazioni di condivisione file</text:span><text:span text:style-name="T21">: limita l’accesso alle risorse ai soli utenti specifici che ne hanno bisogno, utilizando i permessi appropriati. Questo evita il potenziale accesso non autorizarto. </text:span><text:span text:style-name="T20">Certamente un ottimo sistema e una best pracrice in ogni caso, non sempre applicari nelle aziende medio/piccole</text:span><text:span text:style-name="T21">.</text:span> </text:p>
      <text:p text:style-name="P14"/>
      <text:p text:style-name="P15">7- <text:span text:style-name="T16">Utilizzare un software de sicurezza</text:span>: Implementare un software di sicurezza per i sistemi Windows <text:span text:style-name="T23">che possa monitorare e prevenire l’accesso non autorizarto. </text:span><text:span text:style-name="T24">Fa parte delle soluzini base di aplicare sempre</text:span><text:span text:style-name="T23">.</text:span></text:p>
      <text:p text:style-name="P15"/>
      <text:p text:style-name="P16">Possono eserci anche altre azioni di mitigazione, ad esempio intervenire sul registro di window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8T19:24:23.650000000</meta:creation-date>
    <dc:date>2024-08-30T11:42:36.096000000</dc:date>
    <meta:editing-duration>PT13M44S</meta:editing-duration>
    <meta:editing-cycles>3</meta:editing-cycles>
    <meta:generator>LibreOffice/24.8.0.3$Windows_X86_64 LibreOffice_project/0bdf1299c94fe897b119f97f3c613e9dca6be583</meta:generator>
    <meta:document-statistic meta:table-count="0" meta:image-count="0" meta:object-count="0" meta:page-count="2" meta:paragraph-count="24" meta:word-count="530" meta:character-count="3506" meta:non-whitespace-character-count="2987"/>
  </office:meta>
</office:document-meta>
</file>